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table:style-name="ce10"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table:style-name="ce10"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table:style-name="ce10"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table:style-name="ce10" office:value-type="string" calcext:value-type="string">
            <text:p>/api/v3/autotagging/sche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table:style-name="ce11" office:value-type="string" calcext:value-type="string">
            <text:p>/api/v3/diskspa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/00/00</text:date>, <text:time style:data-style-name="N2" text:time-value="01:03:45.802062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6T02:05:03.453308559</dc:date>
    <meta:editing-duration>PT2H19M39S</meta:editing-duration>
    <meta:editing-cycles>12</meta:editing-cycles>
    <meta:generator>LibreOffice/25.2.4.3$Linux_X86_64 LibreOffice_project/33e196637044ead23f5c3226cde09b47731f7e27</meta:generator>
    <meta:document-statistic meta:table-count="1" meta:cell-count="191" meta:object-count="0"/>
  </office:meta>
</office:document-meta>
</file>